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cm" table:align="margins"/>
    </style:style>
    <style:style style:name="Table1.A" style:family="table-column">
      <style:table-column-properties style:column-width="8.999cm" style:rel-column-width="32767*"/>
    </style:style>
    <style:style style:name="Table1.B" style:family="table-column">
      <style:table-column-properties style:column-width="9.001cm" style:rel-column-width="32768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justify" style:justify-single-word="false" fo:text-indent="0.979cm" style:auto-text-indent="false"/>
      <style:text-properties fo:color="#333333"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.009cm" fo:margin-right="-0.018cm" fo:margin-top="0cm" fo:margin-bottom="0.3cm" loext:contextual-spacing="false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margin-left="0.009cm" fo:margin-right="-0.018cm" fo:margin-top="0cm" fo:margin-bottom="0.3cm" loext:contextual-spacing="false" fo:text-align="justify" style:justify-single-word="false" fo:text-indent="0cm" style:auto-text-indent="false"/>
      <style:text-properties style:font-name="Arial" fo:font-size="10pt" officeooo:paragraph-rsid="000c9372" style:font-size-asian="10pt" style:font-size-complex="10pt"/>
    </style:style>
    <style:style style:name="P4" style:family="paragraph" style:parent-style-name="Standard">
      <style:paragraph-properties fo:margin-left="0.009cm" fo:margin-right="-0.018cm" fo:margin-top="0cm" fo:margin-bottom="0.3cm" loext:contextual-spacing="false" fo:text-align="justify" style:justify-single-word="false" fo:text-indent="0cm" style:auto-text-indent="false"/>
      <style:text-properties style:font-name="Arial" fo:font-size="14pt" fo:font-style="italic" fo:font-weight="bold" officeooo:paragraph-rsid="0020dab7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Frame_20_contents">
      <style:paragraph-properties fo:text-align="end" style:justify-single-word="false">
        <style:tab-stops/>
      </style:paragraph-properties>
      <style:text-properties officeooo:rsid="002168ab" officeooo:paragraph-rsid="002273a1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officeooo:paragraph-rsid="001509a8"/>
    </style:style>
    <style:style style:name="P8" style:family="paragraph" style:parent-style-name="Standard">
      <style:paragraph-properties fo:margin-left="0.009cm" fo:margin-right="0.009cm" fo:margin-top="0cm" fo:margin-bottom="0.3cm" loext:contextual-spacing="false" fo:text-align="center" style:justify-single-word="false" fo:text-indent="0cm" style:auto-text-indent="false"/>
      <style:text-properties style:font-name="Arial" fo:font-size="10pt" officeooo:paragraph-rsid="00187f41" style:font-size-asian="10pt" style:font-size-complex="10pt"/>
    </style:style>
    <style:style style:name="P9" style:family="paragraph" style:parent-style-name="Frame_20_contents" style:master-page-name="">
      <style:paragraph-properties fo:text-align="end" style:justify-single-word="false" style:page-number="auto">
        <style:tab-stops/>
      </style:paragraph-properties>
      <style:text-properties officeooo:rsid="002168ab" officeooo:paragraph-rsid="002273a1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Arial" fo:font-size="10pt" officeooo:paragraph-rsid="003729ad" style:font-size-asian="10pt" style:font-size-complex="10pt"/>
    </style:style>
    <style:style style:name="P11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" fo:font-size="10pt" style:font-size-asian="10pt" style:font-size-complex="10pt"/>
    </style:style>
    <style:style style:name="P12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" fo:font-size="10pt" officeooo:paragraph-rsid="001a55f6" style:font-size-asian="10pt" style:font-size-complex="10pt"/>
    </style:style>
    <style:style style:name="P13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" fo:font-size="10pt" officeooo:rsid="00179ab3" officeooo:paragraph-rsid="00179ab3" style:font-size-asian="10pt" style:font-size-complex="10pt"/>
    </style:style>
    <style:style style:name="P14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"/>
    </style:style>
    <style:style style:name="P15" style:family="paragraph" style:parent-style-name="Heading_20_2">
      <style:text-properties style:font-name="Arial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4" style:family="text">
      <style:text-properties officeooo:rsid="000d0be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643b7"/>
    </style:style>
    <style:style style:name="T7" style:family="text">
      <style:text-properties officeooo:rsid="00179ab3"/>
    </style:style>
    <style:style style:name="T8" style:family="text">
      <style:text-properties officeooo:rsid="002273a1"/>
    </style:style>
    <style:style style:name="T9" style:family="text">
      <style:text-properties officeooo:rsid="003729ad"/>
    </style:style>
    <style:style style:name="fr1" style:family="graphic" style:parent-style-name="Frame">
      <style:graphic-properties style:print-content="true" style:protect="content size position" style:vertical-pos="bottom" style:vertical-rel="page" style:horizontal-pos="right" style:horizontal-rel="page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0.589cm" draw:z-index="0">
        <draw:text-box fo:min-height="6.489cm">
          <text:p text:style-name="P9"/>
          <text:p text:style-name="P5"/>
          <text:p text:style-name="P5"/>
          <text:p text:style-name="P5">generated by <text:a xlink:type="simple" xlink:href="http://www.alistek.com/" office:name="For more information wisit our website" text:style-name="Internet_20_link" text:visited-style-name="Visited_20_Internet_20_Link"><text:span text:style-name="T5">Aeroo Reports</text:span></text:a></text:p>
        </draw:text-box>
      </draw:frame>
      <text:h text:style-name="Heading_20_1" text:outline-level="1">Demo <text:span text:style-name="T6">Partner </text:span>Report</text:h>
      <text:h text:style-name="Heading_20_2" text:outline-level="2">Abstract</text:h>
      <text:p text:style-name="P1">This example <text:span text:style-name="T7">demonstrates a</text:span> report, <text:span text:style-name="T8">template </text:span>created for <text:span text:style-name="T7">Aeroo Reports</text:span> engine, which is embedded inside a custom <text:span text:style-name="T8">Odoo </text:span>module.</text:p>
      <text:h text:style-name="Heading_20_2" text:outline-level="2">Featur<text:span text:style-name="T7">ing</text:span>:</text:h>
      <text:list xml:id="list1392196149435620240" text:style-name="L1">
        <text:list-item>
          <text:p text:style-name="P11">Placing information from Partners object (res.partner);</text:p>
        </text:list-item>
        <text:list-item>
          <text:p text:style-name="P10">Custom parser (hello_world function); <text:span text:style-name="T9">Test: </text:span><text:span text:style-name="T9"><text:placeholder text:placeholder-type="text">&lt;test_parser&gt;</text:placeholder></text:span></text:p>
        </text:list-item>
        <text:list-item>
          <text:p text:style-name="P13">Dynamic images and information;</text:p>
        </text:list-item>
        <text:list-item>
          <text:p text:style-name="P14"><text:span text:style-name="T1">Use of external libraries and it's functions in a parser and report (Random</text:span><text:span text:style-name="T1"><text:note text:id="ftn1" text:note-class="footnote"><text:note-citation>1</text:note-citation><text:note-body><text:p text:style-name="Footnote"><text:a xlink:type="simple" xlink:href="http://docs.python.org/library/random.html" text:style-name="Internet_20_link" text:visited-style-name="Visited_20_Internet_20_Link">The Python Standard Library / Numeric and Mathematical Modules / Generate pseudo-random numbers</text:a></text:p></text:note-body></text:note></text:span><text:span text:style-name="T1">, Lorem Ipsum</text:span><text:span text:style-name="T1"><text:note text:id="ftn2" text:note-class="footnote"><text:note-citation>2</text:note-citation><text:note-body><text:p text:style-name="Footnote"><text:a xlink:type="simple" xlink:href="http://www.pererikstrandberg.se/blog/index.cgi?page=LoremIpsumGenerator" text:style-name="Internet_20_link" text:visited-style-name="Visited_20_Internet_20_Link">Lorem Ipsum genreator by Per Erik Strandberg</text:a></text:p></text:note-body></text:note></text:span><text:span text:style-name="T1">);</text:span></text:p>
        </text:list-item>
        <text:list-item>
          <text:p text:style-name="P11">Examples for some of the Extra Functions<text:note text:id="ftn3" text:note-class="footnote"><text:note-citation>3</text:note-citation><text:note-body><text:p text:style-name="Footnote"><text:a xlink:type="simple" xlink:href="http://www.alistek.com/wiki/index.php/Main_Page" office:name="User reference for Aeroo Reports by Alistek" text:style-name="Internet_20_link" text:visited-style-name="Visited_20_Internet_20_Link"><text:span text:style-name="T4">http://www.alistek.com/wiki/index.php/Main_Page</text:span></text:a></text:p></text:note-body></text:note> (get_label, get_selection_item, setLang);</text:p>
        </text:list-item>
        <text:list-item>
          <text:p text:style-name="P11">Example of “if” and “for” control sections;</text:p>
        </text:list-item>
        <text:list-item>
          <text:p text:style-name="P12">Native use of unicode fonts;</text:p>
        </text:list-item>
        <text:list-item>
          <text:p text:style-name="P12"><text:span text:style-name="T7">Native LibreOffice/OpenOffice Advanced formatting -</text:span>(page numbers, headings, tables, columns, bullet lists, <text:span text:style-name="T7">PDF table of contents, footnotes,</text:span> etc.).</text:p>
          <text:p text:style-name="P12"/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6">Merged table cells</text:p>
          </table:table-cell>
          <table:covered-table-cell/>
        </table:table-row>
        <table:table-row>
          <table:table-cell table:style-name="Table1.A2" office:value-type="string">
            <text:p text:style-name="P3"><text:placeholder text:placeholder-type="text">&lt;setLang(o.lang or 'en_US')&gt;</text:placeholder></text:p>
            <text:p text:style-name="P4"><text:text-input text:description="&lt;o.name&gt;">Partner's name</text:text-input></text:p>
          </table:table-cell>
          <table:table-cell table:style-name="Table1.B2" office:value-type="string">
            <text:p text:style-name="P8"><text:text-input text:description="&lt;o.street&gt;">Street</text:text-input><text:text-input text:description="&lt;o.city and ', '+o.city&gt;">, City</text:text-input><text:text-input text:description="&lt;o.zip and ' '+o.zip&gt;"> ZIP</text:text-input><text:text-input text:description="&lt;o.country_id and ', '+o.country_id.name&gt;">, Country</text:text-input></text:p>
            <text:p text:style-name="P8"><text:text-input text:description="&lt;o.phone&gt;">+371 29292929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7"><text:span text:style-name="T3"><text:text-input text:description="&lt;if test=&quot;o.customer or o.supplier&quot;&gt;">If customer</text:text-input></text:span><text:span text:style-name="T3">Partner is</text:span><text:span text:style-name="T2"><text:text-input text:description="&lt;if test=&quot;o.customer&quot;&gt;">If customer</text:text-input></text:span><text:span text:style-name="T2"> customer</text:span><text:span text:style-name="T2"><text:text-input text:description="&lt;/if&gt;">/if</text:text-input></text:span><text:span text:style-name="T2"><text:text-input text:description="&lt;if test=&quot;o.supplier&quot;&gt;">If supplier</text:text-input></text:span><text:span text:style-name="T2">, supplier</text:span><text:span text:style-name="T2"><text:text-input text:description="&lt;/if&gt;">/if</text:text-input></text:span><text:span text:style-name="T2">.</text:span><text:span text:style-name="T2"><text:text-input text:description="&lt;/if&gt;">/if</text:text-input></text:span></text:p>
          </table:table-cell>
        </table:table-row>
      </table:table>
      <text:section text:style-name="Sect1" text:name="Section2">
        <text:h text:style-name="P15" text:outline-level="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#ffff6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66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</text:page-number> of <text:page-count>1</text:page-count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9-12-26T13:09:57.825580617</dc:date>
    <meta:editing-duration>P1DT1H59M44S</meta:editing-duration>
    <meta:editing-cycles>209</meta:editing-cycles>
    <meta:generator>LibreOffice/5.1.6.2$Linux_X86_64 LibreOffice_project/10m0$Build-2</meta:generator>
    <dc:title>Aeroo Reports demo template, developed by Alistek</dc:title>
    <meta:document-statistic meta:table-count="1" meta:image-count="0" meta:object-count="0" meta:page-count="1" meta:paragraph-count="24" meta:word-count="186" meta:character-count="1119" meta:non-whitespace-character-count="999"/>
    <meta:user-defined meta:name="Info 1"/>
    <meta:user-defined meta:name="Info 2"/>
    <meta:user-defined meta:name="Info 3"/>
    <meta:user-defined meta:name="Info 4"/>
  </office:meta>
</office:document-meta>
</file>